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8pt" officeooo:rsid="000c2db6" officeooo:paragraph-rsid="000c2db6" style:font-size-asian="15.75pt" style:font-size-complex="18pt"/>
    </style:style>
    <style:style style:name="P2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officeooo:rsid="000c2db6" officeooo:paragraph-rsid="000c2db6" style:font-size-asian="15.75pt" style:font-size-complex="18pt"/>
    </style:style>
    <style:style style:name="P3" style:family="paragraph" style:parent-style-name="Preformatted_20_Text">
      <style:paragraph-properties fo:text-align="start" style:justify-single-word="false"/>
      <style:text-properties fo:font-size="16pt" style:text-underline-style="solid" style:text-underline-width="auto" style:text-underline-color="font-color" officeooo:rsid="000c2db6" officeooo:paragraph-rsid="000c2db6" style:font-size-asian="14pt" style:font-size-complex="16pt"/>
    </style:style>
    <style:style style:name="P4" style:family="paragraph" style:parent-style-name="Preformatted_20_Text">
      <style:paragraph-properties fo:text-align="start" style:justify-single-word="false"/>
      <style:text-properties fo:font-size="16pt" style:text-underline-style="solid" style:text-underline-width="auto" style:text-underline-color="font-color" officeooo:rsid="000c2db6" officeooo:paragraph-rsid="00101e07" style:font-size-asian="14pt" style:font-size-complex="16pt"/>
    </style:style>
    <style:style style:name="P5" style:family="paragraph" style:parent-style-name="Preformatted_20_Text">
      <style:paragraph-properties fo:text-align="start" style:justify-single-word="false"/>
      <style:text-properties fo:font-size="16pt" style:text-underline-style="none" officeooo:rsid="000c2db6" officeooo:paragraph-rsid="000c2db6" style:font-size-asian="14pt" style:font-size-complex="16pt"/>
    </style:style>
    <style:style style:name="P6" style:family="paragraph" style:parent-style-name="Preformatted_20_Text" style:list-style-name="L1">
      <style:paragraph-properties fo:text-align="start" style:justify-single-word="false"/>
      <style:text-properties fo:font-size="12pt" style:text-underline-style="none" officeooo:rsid="000c2db6" officeooo:paragraph-rsid="000c2db6" style:font-size-asian="12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fo:font-size="12pt" style:text-underline-style="none" officeooo:rsid="000c2db6" officeooo:paragraph-rsid="000c2db6" style:font-size-asian="12pt" style:font-size-complex="12pt"/>
    </style:style>
    <style:style style:name="P8" style:family="paragraph" style:parent-style-name="Preformatted_20_Text" style:list-style-name="L2">
      <style:paragraph-properties fo:text-align="start" style:justify-single-word="false"/>
      <style:text-properties fo:font-size="12pt" style:text-underline-style="none" officeooo:rsid="000c2db6" officeooo:paragraph-rsid="000c2db6" style:font-size-asian="12pt" style:font-size-complex="12pt"/>
    </style:style>
    <style:style style:name="P9" style:family="paragraph" style:parent-style-name="Preformatted_20_Text" style:list-style-name="L2">
      <style:paragraph-properties fo:text-align="start" style:justify-single-word="false"/>
      <style:text-properties fo:font-size="12pt" style:text-underline-style="none" officeooo:rsid="000d2bf6" officeooo:paragraph-rsid="000d2bf6" style:font-size-asian="12pt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fo:font-size="12pt" style:text-underline-style="none" officeooo:rsid="000d2bf6" officeooo:paragraph-rsid="000d2bf6" style:font-size-asian="12pt" style:font-size-complex="12pt"/>
    </style:style>
    <style:style style:name="P11" style:family="paragraph" style:parent-style-name="Preformatted_20_Text" style:list-style-name="L3">
      <style:paragraph-properties fo:text-align="start" style:justify-single-word="false"/>
      <style:text-properties fo:font-size="12pt" style:text-underline-style="none" officeooo:rsid="000d2bf6" officeooo:paragraph-rsid="000d2bf6" style:font-size-asian="12pt" style:font-size-complex="12pt"/>
    </style:style>
    <style:style style:name="P12" style:family="paragraph" style:parent-style-name="Preformatted_20_Text" style:list-style-name="L3">
      <style:paragraph-properties fo:text-align="start" style:justify-single-word="false"/>
      <style:text-properties fo:font-size="12pt" style:text-underline-style="none" officeooo:rsid="000e686c" officeooo:paragraph-rsid="000e686c" style:font-size-asian="12pt" style:font-size-complex="12pt"/>
    </style:style>
    <style:style style:name="P13" style:family="paragraph" style:parent-style-name="Preformatted_20_Text">
      <style:paragraph-properties fo:text-align="start" style:justify-single-word="false"/>
      <style:text-properties fo:font-size="12pt" style:text-underline-style="none" officeooo:rsid="000e686c" officeooo:paragraph-rsid="000e686c" style:font-size-asian="12pt" style:font-size-complex="12pt"/>
    </style:style>
    <style:style style:name="P14" style:family="paragraph" style:parent-style-name="Preformatted_20_Text" style:list-style-name="L4">
      <style:paragraph-properties fo:text-align="start" style:justify-single-word="false"/>
      <style:text-properties fo:font-size="12pt" style:text-underline-style="none" officeooo:rsid="000e686c" officeooo:paragraph-rsid="000e686c" style:font-size-asian="12pt" style:font-size-complex="12pt"/>
    </style:style>
    <style:style style:name="P15" style:family="paragraph" style:parent-style-name="Preformatted_20_Text" style:list-style-name="L4">
      <style:paragraph-properties fo:text-align="start" style:justify-single-word="false"/>
      <style:text-properties fo:font-size="12pt" style:text-underline-style="none" officeooo:rsid="000fd6b3" officeooo:paragraph-rsid="000fd6b3" style:font-size-asian="12pt" style:font-size-complex="12pt"/>
    </style:style>
    <style:style style:name="P16" style:family="paragraph" style:parent-style-name="Preformatted_20_Text" style:list-style-name="L5">
      <style:paragraph-properties fo:text-align="start" style:justify-single-word="false"/>
      <style:text-properties fo:font-size="12pt" style:text-underline-style="none" officeooo:rsid="00101e07" officeooo:paragraph-rsid="00101e07" style:font-size-asian="10.5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officeooo:rsid="00101e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in" fo:text-indent="-0.25in" fo:margin-left="0.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king Embedded Systems</text:p>
      <text:p text:style-name="P1"/>
      <text:p text:style-name="P3">Introduction</text:p>
      <text:p text:style-name="P3"/>
      <text:p text:style-name="P5">Compilers</text:p>
      <text:list xml:id="list4083154607" text:style-name="L1">
        <text:list-item>
          <text:p text:style-name="P6">They use cross compilers</text:p>
        </text:list-item>
        <text:list-item>
          <text:p text:style-name="P6">The vendor provides cross compiler or provides to choose from</text:p>
        </text:list-item>
        <text:list-item>
          <text:p text:style-name="P6">C mostly – You can use OOP design (Encapsulation, modularity, data abstraction can be applied)</text:p>
        </text:list-item>
        <text:list-item>
          <text:p text:style-name="P6">GOOD DESIGN PRINCIPLE TRANSCEND LANGUAGE</text:p>
        </text:list-item>
      </text:list>
      <text:p text:style-name="P7"/>
      <text:p text:style-name="P7">Debugging</text:p>
      <text:list xml:id="list1810420326" text:style-name="L2">
        <text:list-item>
          <text:p text:style-name="P8">You need a cross debugger</text:p>
        </text:list-item>
        <text:list-item>
          <text:p text:style-name="P8">Communicates over special Debug interface (JTAG)</text:p>
        </text:list-item>
        <text:list-item>
          <text:p text:style-name="P9">Supporting debugging adds cost to processor</text:p>
        </text:list-item>
        <text:list-item>
          <text:p text:style-name="P9">If code is executed from flash instead of modifying code, the processor has to set an internal register(hardware break point) and compare at each execution cycle → causes timing issues</text:p>
        </text:list-item>
        <text:list-item>
          <text:p text:style-name="P9">internal registers take up resources too</text:p>
        </text:list-item>
        <text:list-item>
          <text:p text:style-name="P9">The interface is called as an emulator, or an in circuit emulator(ICE) or a JTAG Adapter.</text:p>
        </text:list-item>
        <text:list-item>
          <text:p text:style-name="P9">Emulator is processor specific</text:p>
        </text:list-item>
        <text:list-item>
          <text:p text:style-name="P9">Printf always works:P</text:p>
        </text:list-item>
        <text:list-item>
          <text:p text:style-name="P9">Hardware or software problem?</text:p>
        </text:list-item>
      </text:list>
      <text:p text:style-name="P10"/>
      <text:p text:style-name="P10">Cut out what is not needed</text:p>
      <text:list xml:id="list214503458660545" text:continue-numbering="true" text:style-name="L2">
        <text:list-item>
          <text:p text:style-name="P9">Memory (RAM), Code Space(ROM), Processor cycles, power consumption, processor peripherals can all be saved</text:p>
        </text:list-item>
        <text:list-item>
          <text:p text:style-name="P9">Trade offs</text:p>
          <text:p text:style-name="P9"/>
        </text:list-item>
      </text:list>
      <text:p text:style-name="P10">Challenges</text:p>
      <text:list xml:id="list482934075" text:style-name="L3">
        <text:list-item>
          <text:p text:style-name="P11">Risky after manufactured</text:p>
          <text:list>
            <text:list-item>
              <text:p text:style-name="P11">Could be millions of pieces</text:p>
            </text:list-item>
            <text:list-item>
              <text:p text:style-name="P11">Very risky in medical and scientific fields</text:p>
            </text:list-item>
            <text:list-item>
              <text:p text:style-name="P12">What you start up with is not what you end up at</text:p>
            </text:list-item>
            <text:list-item>
              <text:p text:style-name="P12">The system might not adapt to change as the application morphs</text:p>
            </text:list-item>
            <text:list-item>
              <text:p text:style-name="P12">Resource</text:p>
            </text:list-item>
            <text:list-item>
              <text:p text:style-name="P12">Life span and changes</text:p>
            </text:list-item>
          </text:list>
        </text:list-item>
      </text:list>
      <text:p text:style-name="P13"/>
      <text:p text:style-name="P13">Confront challenges</text:p>
      <text:list xml:id="list1316397379" text:style-name="L4">
        <text:list-item>
          <text:p text:style-name="P14">Use <text:span text:style-name="T4">modularity</text:span> to separate the functionality into subsystems</text:p>
        </text:list-item>
        <text:list-item>
          <text:p text:style-name="P14">Hide the data that each subsystem uses → <text:span text:style-name="T4">Encapsulation</text:span>.</text:p>
        </text:list-item>
        <text:list-item>
          <text:p text:style-name="P14">Create interfaces between subsystems so they don’t know much about each other</text:p>
        </text:list-item>
        <text:list-item>
          <text:p text:style-name="P14">One subsystem can be changed with confidence without impacting the other:D</text:p>
        </text:list-item>
        <text:list-item>
          <text:p text:style-name="P14">Think which parts can change independently.</text:p>
        </text:list-item>
        <text:list-item>
          <text:p text:style-name="P15">Testing and quality go hand in hand</text:p>
        </text:list-item>
        <text:list-item>
          <text:p text:style-name="P15">Document what the code does and not how it does</text:p>
        </text:list-item>
        <text:list-item>
          <text:p text:style-name="P15"><text:soft-page-break/>Premature optimization is the root of all evil. Lol</text:p>
        </text:list-item>
      </text:list>
      <text:p text:style-name="P4"/>
      <text:p text:style-name="P4"><text:span text:style-name="T5">Creating a System Architecture</text:span></text:p>
      <text:list xml:id="list2050633556" text:style-name="L5">
        <text:list-item>
          <text:p text:style-name="P16">A good design is created by starting an <text:span text:style-name="T3">OK</text:span> design and then improving on it, ideally before you start implementing i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7T21:45:03.203919293</dc:date>
    <meta:editing-duration>PT8H43M17S</meta:editing-duration>
    <meta:editing-cycles>1</meta:editing-cycles>
    <meta:document-statistic meta:table-count="0" meta:image-count="0" meta:object-count="0" meta:page-count="2" meta:paragraph-count="40" meta:word-count="316" meta:character-count="1806" meta:non-whitespace-character-count="1560"/>
    <meta:generator>LibreOffice/6.4.6.2$Linux_X86_64 LibreOffice_project/40$Build-2</meta:generator>
  </office:meta>
</office:document-meta>
</file>